
<file path=META-INF/manifest.xml><?xml version="1.0" encoding="utf-8"?>
<manifest:manifes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>
    <style:style style:name="bold" style:family="paragraph" style:display-name="bold">
      <style:text-properties fo:font-weight="bold" style:font-weight-asian="bold" style:font-weight-complex="bold"/>
    </style:style>
  </office:automatic-styles>
  <office:body>
    <office:spreadsheet>
      <table:table table:name="Tablib Datase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<text:span text:style-name="bold">id</text:span></text:p>
          </table:table-cell>
          <table:table-cell>
            <text:p><text:span text:style-name="bold">name</text:span></text:p>
          </table:table-cell>
          <table:table-cell>
            <text:p><text:span text:style-name="bold">email</text:span></text:p>
          </table:table-cell>
          <table:table-cell>
            <text:p><text:span text:style-name="bold">dob</text:span></text:p>
          </table:table-cell>
          <table:table-cell>
            <text:p><text:span text:style-name="bold">contact</text:span></text:p>
          </table:table-cell>
          <table:table-cell>
            <text:p><text:span text:style-name="bold">address</text:span></text:p>
          </table:table-cell>
          <table:table-cell>
            <text:p><text:span text:style-name="bold">policy_type</text:span></text:p>
          </table:table-cell>
          <table:table-cell>
            <text:p><text:span text:style-name="bold">policy_number</text:span></text:p>
          </table:table-cell>
          <table:table-cell>
            <text:p><text:span text:style-name="bold">premium</text:span></text:p>
          </table:table-cell>
          <table:table-cell>
            <text:p><text:span text:style-name="bold">sum_assured</text:span></text:p>
          </table:table-cell>
          <table:table-cell>
            <text:p><text:span text:style-name="bold">year_of_policy</text:span></text:p>
          </table:table-cell>
          <table:table-cell>
            <text:p><text:span text:style-name="bold">beneficiary_name</text:span></text:p>
          </table:table-cell>
          <table:table-cell>
            <text:p><text:span text:style-name="bold">created_on</text:span></text:p>
          </table:table-cell>
          <table:table-cell>
            <text:p><text:span text:style-name="bold">renew_date</text:span></text:p>
          </table:table-cell>
          <table:table-cell>
            <text:p><text:span text:style-name="bold">status</text:span></text:p>
          </table:table-cell>
          <table:table-cell>
            <text:p><text:span text:style-name="bold">user</text:span>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14</text:p>
          </table:table-cell>
          <table:table-cell>
            <text:p>demo8</text:p>
          </table:table-cell>
          <table:table-cell>
            <text:p>neeleshmandloi25@gmail.com</text:p>
          </table:table-cell>
          <table:table-cell>
            <text:p>2020-12-14</text:p>
          </table:table-cell>
          <table:table-cell>
            <text:p>8827277045</text:p>
          </table:table-cell>
          <table:table-cell>
            <text:p>indore (up)</text:p>
          </table:table-cell>
          <table:table-cell>
            <text:p>1</text:p>
          </table:table-cell>
          <table:table-cell>
            <text:p>4455545</text:p>
          </table:table-cell>
          <table:table-cell>
            <text:p>3000</text:p>
          </table:table-cell>
          <table:table-cell>
            <text:p>700000</text:p>
          </table:table-cell>
          <table:table-cell>
            <text:p>10</text:p>
          </table:table-cell>
          <table:table-cell>
            <text:p> ram patel</text:p>
          </table:table-cell>
          <table:table-cell>
            <text:p>2020-12-14</text:p>
          </table:table-cell>
          <table:table-cell>
            <text:p>2020-12-14</text:p>
          </table:table-cell>
          <table:table-cell>
            <text:p>1</text:p>
          </table:table-cell>
          <table:table-cell>
            <text:p>1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13</text:p>
          </table:table-cell>
          <table:table-cell>
            <text:p>demo7</text:p>
          </table:table-cell>
          <table:table-cell>
            <text:p>neeleshmandloi25@gmail.com</text:p>
          </table:table-cell>
          <table:table-cell>
            <text:p>2020-12-18</text:p>
          </table:table-cell>
          <table:table-cell>
            <text:p>8827277067</text:p>
          </table:table-cell>
          <table:table-cell>
            <text:p>BHOPAL</text:p>
          </table:table-cell>
          <table:table-cell>
            <text:p/>
          </table:table-cell>
          <table:table-cell>
            <text:p>120445</text:p>
          </table:table-cell>
          <table:table-cell>
            <text:p>2000</text:p>
          </table:table-cell>
          <table:table-cell>
            <text:p>200000</text:p>
          </table:table-cell>
          <table:table-cell>
            <text:p>16</text:p>
          </table:table-cell>
          <table:table-cell>
            <text:p>vishal mandloi</text:p>
          </table:table-cell>
          <table:table-cell>
            <text:p>2020-12-24</text:p>
          </table:table-cell>
          <table:table-cell>
            <text:p>2020-12-14</text:p>
          </table:table-cell>
          <table:table-cell>
            <text:p>1</text:p>
          </table:table-cell>
          <table:table-cell>
            <text:p>1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12</text:p>
          </table:table-cell>
          <table:table-cell>
            <text:p>demo6</text:p>
          </table:table-cell>
          <table:table-cell>
            <text:p>sandeep123@gmail.com</text:p>
          </table:table-cell>
          <table:table-cell>
            <text:p>2021-01-01</text:p>
          </table:table-cell>
          <table:table-cell>
            <text:p>8827277046</text:p>
          </table:table-cell>
          <table:table-cell>
            <text:p>indore (mp) india</text:p>
          </table:table-cell>
          <table:table-cell>
            <text:p/>
          </table:table-cell>
          <table:table-cell>
            <text:p>12025</text:p>
          </table:table-cell>
          <table:table-cell>
            <text:p>7000</text:p>
          </table:table-cell>
          <table:table-cell>
            <text:p>100000</text:p>
          </table:table-cell>
          <table:table-cell>
            <text:p>15</text:p>
          </table:table-cell>
          <table:table-cell>
            <text:p>GOPAL</text:p>
          </table:table-cell>
          <table:table-cell>
            <text:p>2021-01-02</text:p>
          </table:table-cell>
          <table:table-cell>
            <text:p>2020-12-13</text:p>
          </table:table-cell>
          <table:table-cell>
            <text:p>1</text:p>
          </table:table-cell>
          <table:table-cell>
            <text:p>1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11</text:p>
          </table:table-cell>
          <table:table-cell>
            <text:p>demo5</text:p>
          </table:table-cell>
          <table:table-cell>
            <text:p>demo@gmail.com</text:p>
          </table:table-cell>
          <table:table-cell>
            <text:p>2020-12-12</text:p>
          </table:table-cell>
          <table:table-cell>
            <text:p>56558565565</text:p>
          </table:table-cell>
          <table:table-cell>
            <text:p>harda</text:p>
          </table:table-cell>
          <table:table-cell>
            <text:p>1</text:p>
          </table:table-cell>
          <table:table-cell>
            <text:p>458754</text:p>
          </table:table-cell>
          <table:table-cell>
            <text:p>3000</text:p>
          </table:table-cell>
          <table:table-cell>
            <text:p>700000</text:p>
          </table:table-cell>
          <table:table-cell>
            <text:p>16</text:p>
          </table:table-cell>
          <table:table-cell>
            <text:p>vishal mandloi</text:p>
          </table:table-cell>
          <table:table-cell>
            <text:p>2020-12-12</text:p>
          </table:table-cell>
          <table:table-cell>
            <text:p>2020-12-12</text:p>
          </table:table-cell>
          <table:table-cell>
            <text:p>1</text:p>
          </table:table-cell>
          <table:table-cell>
            <text:p>1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9</text:p>
          </table:table-cell>
          <table:table-cell>
            <text:p>demo2</text:p>
          </table:table-cell>
          <table:table-cell>
            <text:p>ishwarmandloi25@gmail.com</text:p>
          </table:table-cell>
          <table:table-cell>
            <text:p>2020-12-12</text:p>
          </table:table-cell>
          <table:table-cell>
            <text:p>8827277045</text:p>
          </table:table-cell>
          <table:table-cell>
            <text:p>BHOPAL</text:p>
          </table:table-cell>
          <table:table-cell>
            <text:p/>
          </table:table-cell>
          <table:table-cell>
            <text:p>12345</text:p>
          </table:table-cell>
          <table:table-cell>
            <text:p>2000</text:p>
          </table:table-cell>
          <table:table-cell>
            <text:p>150000</text:p>
          </table:table-cell>
          <table:table-cell>
            <text:p>10</text:p>
          </table:table-cell>
          <table:table-cell>
            <text:p>GOPAL</text:p>
          </table:table-cell>
          <table:table-cell>
            <text:p>2020-12-12</text:p>
          </table:table-cell>
          <table:table-cell>
            <text:p>2020-12-27</text:p>
          </table:table-cell>
          <table:table-cell>
            <text:p>1</text:p>
          </table:table-cell>
          <table:table-cell>
            <text:p>1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8</text:p>
          </table:table-cell>
          <table:table-cell>
            <text:p>demo1</text:p>
          </table:table-cell>
          <table:table-cell>
            <text:p>neeleshmandloi25@gmail.com</text:p>
          </table:table-cell>
          <table:table-cell>
            <text:p>2020-12-12</text:p>
          </table:table-cell>
          <table:table-cell>
            <text:p>8827277047</text:p>
          </table:table-cell>
          <table:table-cell>
            <text:p>BHOPAL</text:p>
          </table:table-cell>
          <table:table-cell>
            <text:p>2</text:p>
          </table:table-cell>
          <table:table-cell>
            <text:p>120441</text:p>
          </table:table-cell>
          <table:table-cell>
            <text:p>1000</text:p>
          </table:table-cell>
          <table:table-cell>
            <text:p>150000</text:p>
          </table:table-cell>
          <table:table-cell>
            <text:p>16</text:p>
          </table:table-cell>
          <table:table-cell>
            <text:p>vishal</text:p>
          </table:table-cell>
          <table:table-cell>
            <text:p>2020-12-12</text:p>
          </table:table-cell>
          <table:table-cell>
            <text:p>2020-12-12</text:p>
          </table:table-cell>
          <table:table-cell>
            <text:p>1</text:p>
          </table:table-cell>
          <table:table-cell>
            <text:p>1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7</text:p>
          </table:table-cell>
          <table:table-cell>
            <text:p>demo</text:p>
          </table:table-cell>
          <table:table-cell>
            <text:p>mdipakpatidar@gmail.com</text:p>
          </table:table-cell>
          <table:table-cell>
            <text:p>2020-12-11</text:p>
          </table:table-cell>
          <table:table-cell>
            <text:p>8827277050</text:p>
          </table:table-cell>
          <table:table-cell>
            <text:p>indore (mp)</text:p>
          </table:table-cell>
          <table:table-cell>
            <text:p/>
          </table:table-cell>
          <table:table-cell>
            <text:p>223344</text:p>
          </table:table-cell>
          <table:table-cell>
            <text:p>2000</text:p>
          </table:table-cell>
          <table:table-cell>
            <text:p>200000</text:p>
          </table:table-cell>
          <table:table-cell>
            <text:p>20</text:p>
          </table:table-cell>
          <table:table-cell>
            <text:p>GOPAL</text:p>
          </table:table-cell>
          <table:table-cell>
            <text:p>2020-12-31</text:p>
          </table:table-cell>
          <table:table-cell>
            <text:p>2020-12-13</text:p>
          </table:table-cell>
          <table:table-cell>
            <text:p>1</text:p>
          </table:table-cell>
          <table:table-cell>
            <text:p>1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3</text:p>
          </table:table-cell>
          <table:table-cell>
            <text:p>ishwar  yaduwanshi</text:p>
          </table:table-cell>
          <table:table-cell>
            <text:p>ishwarmandloi25@gmail.com</text:p>
          </table:table-cell>
          <table:table-cell>
            <text:p>2020-12-09</text:p>
          </table:table-cell>
          <table:table-cell>
            <text:p>8827277050</text:p>
          </table:table-cell>
          <table:table-cell>
            <text:p>indore (mp)</text:p>
          </table:table-cell>
          <table:table-cell>
            <text:p>1</text:p>
          </table:table-cell>
          <table:table-cell>
            <text:p>122019</text:p>
          </table:table-cell>
          <table:table-cell>
            <text:p>1000</text:p>
          </table:table-cell>
          <table:table-cell>
            <text:p>700000</text:p>
          </table:table-cell>
          <table:table-cell>
            <text:p>20</text:p>
          </table:table-cell>
          <table:table-cell>
            <text:p>GOPAL RAJA</text:p>
          </table:table-cell>
          <table:table-cell>
            <text:p>2020-12-09</text:p>
          </table:table-cell>
          <table:table-cell>
            <text:p>2020-12-09</text:p>
          </table:table-cell>
          <table:table-cell>
            <text:p>1</text:p>
          </table:table-cell>
          <table:table-cell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